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3/content.xml" manifest:media-type="text/xml"/>
  <manifest:file-entry manifest:full-path="Object 13/styles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52fd" officeooo:paragraph-rsid="001552fd"/>
    </style:style>
    <style:style style:name="P2" style:family="paragraph" style:parent-style-name="Standard">
      <style:text-properties officeooo:rsid="0016f66e" officeooo:paragraph-rsid="0016f66e"/>
    </style:style>
    <style:style style:name="P3" style:family="paragraph" style:parent-style-name="Standard">
      <style:text-properties officeooo:rsid="0018a542" officeooo:paragraph-rsid="0018a542"/>
    </style:style>
    <style:style style:name="P4" style:family="paragraph" style:parent-style-name="Standard">
      <style:text-properties fo:font-weight="bold" officeooo:rsid="001552fd" officeooo:paragraph-rsid="0018a542" style:font-weight-asian="bold" style:font-weight-complex="bold"/>
    </style:style>
    <style:style style:name="P5" style:family="paragraph" style:parent-style-name="Standard">
      <style:text-properties fo:font-weight="bold" officeooo:rsid="001552fd" officeooo:paragraph-rsid="001552fd" style:font-weight-asian="bold" style:font-weight-complex="bold"/>
    </style:style>
    <style:style style:name="P6" style:family="paragraph" style:parent-style-name="Standard">
      <style:text-properties fo:font-weight="bold" officeooo:rsid="001552fd" officeooo:paragraph-rsid="001e0546" style:font-weight-asian="bold" style:font-weight-complex="bold"/>
    </style:style>
    <style:style style:name="P7" style:family="paragraph" style:parent-style-name="Standard">
      <style:text-properties fo:font-weight="bold" officeooo:rsid="0018a542" officeooo:paragraph-rsid="0018a542" style:font-weight-asian="bold" style:font-weight-complex="bold"/>
    </style:style>
    <style:style style:name="P8" style:family="paragraph" style:parent-style-name="Standard">
      <style:text-properties fo:font-weight="bold" officeooo:rsid="0016f66e" officeooo:paragraph-rsid="0016f66e" style:font-weight-asian="bold" style:font-weight-complex="bold"/>
    </style:style>
    <style:style style:name="P9" style:family="paragraph" style:parent-style-name="Standard">
      <style:text-properties fo:font-weight="bold" officeooo:rsid="001f0225" officeooo:paragraph-rsid="001f0225" style:font-weight-asian="bold" style:font-weight-complex="bold"/>
    </style:style>
    <style:style style:name="P10" style:family="paragraph" style:parent-style-name="Standard">
      <style:text-properties fo:font-weight="bold" officeooo:rsid="001552fd" officeooo:paragraph-rsid="0018a542" style:font-weight-asian="bold" style:font-weight-complex="bold"/>
    </style:style>
    <style:style style:name="P11" style:family="paragraph" style:parent-style-name="Standard">
      <style:text-properties fo:font-weight="bold" officeooo:rsid="001552fd" officeooo:paragraph-rsid="00209565" style:font-weight-asian="bold" style:font-weight-complex="bold"/>
    </style:style>
    <style:style style:name="P12" style:family="paragraph" style:parent-style-name="Standard">
      <style:text-properties fo:font-weight="bold" officeooo:rsid="00209565" officeooo:paragraph-rsid="00209565" style:font-weight-asian="bold" style:font-weight-complex="bold"/>
    </style:style>
    <style:style style:name="P13" style:family="paragraph" style:parent-style-name="Standard">
      <style:text-properties fo:font-weight="normal" officeooo:rsid="00209565" officeooo:paragraph-rsid="00209565" style:font-weight-asian="normal" style:font-weight-complex="normal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indent="0in"/>
    </style:style>
    <style:style style:name="P1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Palatino Linotype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Palatino Linotyp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0546"/>
    </style:style>
    <style:style style:name="T2" style:family="text">
      <style:text-properties officeooo:rsid="0021b82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681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Arrow" draw:marker-start-width="0.1181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634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634in" fo:min-width="0.9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634in" fo:min-width="0.8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634in" fo:min-width="1.0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39in" fo:min-width="5.1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umo robot </text:p>
      <text:p text:style-name="P5"/>
      <text:p text:style-name="P5">Compass Module Calibration:</text:p>
      <text:p text:style-name="P5"/>
      <text:p text:style-name="P5">Problem:</text:p>
      <text:p text:style-name="P1">The compass module on the zumo robot is capable of measuring both acceleration and direction in three axis. <text:s/>The direction is determined by the magnetic pull on the compass module. <text:s/>Due to both normal variations and innacuracies in the compass module as well as the magnetic pull of two motors and a servo on the zumo robot the compass module may not be accurate. <text:s/>This is compounded by the effect of the motors and servo on the compass while they are in operation. <text:s/>In order to accurately gauge the direction using the compass module we must run various tests and determine a reasonable range and method by which we can determine when we have pointed a certain direction in various conditions.</text:p>
      <text:p text:style-name="P1"/>
      <text:p text:style-name="P5">Test Procedures:</text:p>
      <text:p text:style-name="P1">While under the operating environment of the test take 200 readings from the compass module with the robot positioned in one of the four cardinal directions. <text:s/>After taking the 200 readings they will be used to determine a reasonable max and min value that translates to the cardinal direction under that operating environment.</text:p>
      <text:p text:style-name="P1"/>
      <text:p text:style-name="P5">Operating Environments to Test:</text:p>
      <text:p text:style-name="P1">Right motor forward 50, Left motor reverse 50</text:p>
      <text:p text:style-name="P1">Right motor reverse 50, Left motor forward 50</text:p>
      <text:p text:style-name="P1">Right motor forward 100, Left motor forward 100</text:p>
      <text:p text:style-name="P1">Right motor reverse 100, Left motor reverse 100</text:p>
      <text:p text:style-name="P1">Right motor forward 0, Left motor forward 0</text:p>
      <text:p text:style-name="P1"/>
      <text:p text:style-name="P5">Cardinal directions to test:</text:p>
      <text:p text:style-name="P1">North</text:p>
      <text:p text:style-name="P1">South </text:p>
      <text:p text:style-name="P1">East</text:p>
      <text:p text:style-name="P1">West</text:p>
      <text:p text:style-name="P1"/>
      <text:p text:style-name="P5">Constants:</text:p>
      <text:p text:style-name="P1">Servo position of 90</text:p>
      <text:p text:style-name="P1"/>
      <text:p text:style-name="P8">Control:</text:p>
      <text:p text:style-name="P2">Brunton Compass</text:p>
      <text:p text:style-name="P2"/>
      <text:p text:style-name="P8">Anomolies:</text:p>
      <text:p text:style-name="P2">The bolts in the table I sit at cause the control compass to point to a false north.</text:p>
      <text:p text:style-name="P2"/>
      <text:p text:style-name="P7">Test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Sanity Check of the Test Methodology</text:p>
      <text:p text:style-name="P13">Various calculations of North to verify that a sample size of 200 is sufficient for calculating true north.</text:p>
      <text:p text:style-name="P13"/>
      <text:p text:style-name="P11">Right motor forward 50, Left motor reverse 50</text:p>
      <text:p text:style-name="P12">North 1:</text:p>
      <text:p text:style-name="P12"/>
      <text:p text:style-name="P12"><draw:frame draw:style-name="fr2" draw:name="Object9" text:anchor-type="paragraph" svg:width="8.5in" svg:height="4.2291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2"/>
      <text:p text:style-name="P12">North 2:</text:p>
      <text:p text:style-name="P12"/>
      <text:p text:style-name="P12"><draw:frame draw:style-name="fr1" draw:name="Object10" text:anchor-type="paragraph" svg:width="8.5in" svg:height="4.2291in" draw:z-index="10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12"/>
      <text:p text:style-name="P12">North 3:</text:p>
      <text:p text:style-name="P12"/>
      <text:p text:style-name="P12"><draw:frame draw:style-name="fr2" draw:name="Object11" text:anchor-type="paragraph" svg:width="8.5in" svg:height="4.2291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><text:soft-page-break/></text:p>
      <text:p text:style-name="P12">North 4:</text:p>
      <text:p text:style-name="P12"/>
      <text:p text:style-name="P12"/>
      <text:p text:style-name="P12"><draw:frame draw:style-name="fr2" draw:name="Object12" text:anchor-type="paragraph" svg:width="8.5in" svg:height="4.2291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North 400 Measurements:</text:p>
      <text:p text:style-name="P12"/>
      <text:p text:style-name="P12"><draw:frame draw:style-name="fr2" draw:name="Object13" text:anchor-type="paragraph" svg:width="8.5in" svg:height="4.2291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2">North <text:span text:style-name="T2">400 measurements (100ms delay):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4">Right motor forward 50, Left motor reverse 50</text:p>
      <text:p text:style-name="P4"/>
      <text:p text:style-name="P7">North:</text:p>
      <text:p text:style-name="P7"><draw:frame draw:style-name="fr1" draw:name="Object1" text:anchor-type="paragraph" svg:width="7.2154in" svg:height="4.2665in" draw:z-index="0"><draw:object xlink:href="./Object 1" xlink:type="simple" xlink:show="embed" xlink:actuate="onLoad"/><draw:image xlink:href="./ObjectReplacements/Object 1" xlink:type="simple" xlink:show="embed" xlink:actuate="onLoad"/></draw:frame>South:</text:p>
      <text:p text:style-name="P7"><draw:frame draw:style-name="fr1" draw:name="Object2" text:anchor-type="paragraph" svg:width="7.2154in" svg:height="4.2665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7">East:</text:p>
      <text:p text:style-name="P7"><draw:frame draw:style-name="fr1" draw:name="Object3" text:anchor-type="paragraph" svg:width="7.2154in" svg:height="4.26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>West:</text:p>
      <text:p text:style-name="P7"><text:soft-page-break/></text:p>
      <text:p text:style-name="P7"><draw:frame draw:style-name="fr2" draw:name="Object4" text:anchor-type="paragraph" svg:width="7.2154in" svg:height="4.266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g text:anchor-type="paragraph" draw:z-index="4" draw:style-name="gr1"><draw:custom-shape draw:style-name="gr2" draw:text-style-name="P14" svg:width="0.8004in" svg:height="0.8004in" svg:x="2.3016in" svg:y="1.2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14" svg:x1="3.3516in" svg:y1="1.6839in" svg:x2="2.0016in" svg:y2="1.6839in"><text:p/></draw:line><draw:line draw:style-name="gr3" draw:text-style-name="P14" svg:x1="2.7016in" svg:y1="0.9839in" svg:x2="2.7016in" svg:y2="2.3839in"><text:p/></draw:line><draw:frame draw:style-name="gr4" draw:text-style-name="P16" svg:width="1.3004in" svg:height="0.3622in" svg:x="2.1016in" svg:y="0.6339in"><draw:text-box><text:p text:style-name="P15"><text:span text:style-name="T3">N: (302,688)</text:span></text:p></draw:text-box></draw:frame><draw:frame draw:style-name="gr5" draw:text-style-name="P16" svg:width="1.1815in" svg:height="0.3622in" svg:x="3.4016in" svg:y="1.4839in"><draw:text-box><text:p text:style-name="P15"><text:span text:style-name="T3">E: (124,901)</text:span></text:p></draw:text-box></draw:frame><draw:frame draw:style-name="gr6" draw:text-style-name="P16" svg:width="1.0835in" svg:height="0.3622in" svg:x="2.2189in" svg:y="2.3736in"><draw:text-box><text:p text:style-name="P15"><text:span text:style-name="T3">S:(-81,719)</text:span></text:p></draw:text-box></draw:frame><draw:frame draw:style-name="gr7" draw:text-style-name="P16" svg:width="1.2067in" svg:height="0.3622in" svg:x="0.7953in" svg:y="1.4736in"><draw:text-box><text:p text:style-name="P15"><text:span text:style-name="T3">W:(109,481)</text:span></text:p></draw:text-box></draw:frame><draw:frame draw:style-name="gr8" draw:text-style-name="P17" svg:width="5.3906in" svg:height="0.4378in" svg:x="0.0016in" svg:y="-0.0035in"><draw:text-box><text:p text:style-name="P15"><text:span text:style-name="T4">Right motor forward 50, Left motor reverse 50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Right motor forward 0, Left motor <text:span text:style-name="T1">forward</text:span> 0</text:p>
      <text:p text:style-name="P9">North:</text:p>
      <text:p text:style-name="P6"><draw:frame draw:style-name="fr3" draw:name="Object5" text:anchor-type="paragraph" svg:x="-0.1in" svg:y="0.1909in" svg:width="7.1882in" svg:height="3.9902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"><text:soft-page-break/></text:p>
      <text:p text:style-name="P9">South:</text:p>
      <text:p text:style-name="P6"><draw:frame draw:style-name="fr3" draw:name="Object6" text:anchor-type="paragraph" svg:x="-0.1311in" svg:y="0.1701in" svg:width="7.2091in" svg:height="3.9799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2" draw:name="Object7" text:anchor-type="paragraph" svg:width="8.5in" svg:height="3.9638in" draw:z-index="7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6"/>
      <text:p text:style-name="P6"/>
      <text:p text:style-name="P6"><draw:frame draw:style-name="fr1" draw:name="Object8" text:anchor-type="paragraph" svg:width="8.5in" svg:height="3.9638in" draw:z-index="8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" svg:font-family="'Liberation Sans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9:15:08.441000000</meta:creation-date>
    <dc:date>2014-11-16T16:50:29.787000000</dc:date>
    <meta:editing-duration>PT54M15S</meta:editing-duration>
    <meta:editing-cycles>9</meta:editing-cycles>
    <meta:generator>LibreOffice/4.3.2.2$Windows_x86 LibreOffice_project/edfb5295ba211bd31ad47d0bad0118690f76407d</meta:generator>
    <meta:document-statistic meta:table-count="0" meta:image-count="0" meta:object-count="13" meta:page-count="11" meta:paragraph-count="41" meta:word-count="332" meta:character-count="1942" meta:non-whitespace-character-count="16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302.039800995025" calcext:value-type="float">
            <text:p>302.039800995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88.273631840796" calcext:value-type="float">
            <text:p>688.27363184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6.7146165962668" calcext:value-type="float">
            <text:p>16.7146165963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9.9709727165149" calcext:value-type="float">
            <text:p>19.97097271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297.450980392157" calcext:value-type="float">
            <text:p>297.4509803922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685.333333333333" calcext:value-type="float">
            <text:p>685.3333333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5.9741212283996" calcext:value-type="float">
            <text:p>15.9741212284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8.375708603117" calcext:value-type="float">
            <text:p>18.37570860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1.94128662613848" calcext:value-type="float">
            <text:p>-1.9412866261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-1.04106346889177" calcext:value-type="float">
            <text:p>-1.041063468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308.128555957041" calcext:value-type="float">
            <text:p>308.128555957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5.548603331983" calcext:value-type="float">
            <text:p>695.5486033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295.951046033009" calcext:value-type="float">
            <text:p>295.951046033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0.998660349609" calcext:value-type="float">
            <text:p>680.998660349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737133503549699" calcext:value-type="float">
            <text:p>0.7371335035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937430240701064" calcext:value-type="float">
            <text:p>0.93743024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3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7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3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7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2:07:56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18.562189054726" calcext:value-type="float">
            <text:p>118.5621890547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94.537313432836" calcext:value-type="float">
            <text:p>694.53731343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1.8203428750347" calcext:value-type="float">
            <text:p>21.820342875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8.0427229304855" calcext:value-type="float">
            <text:p>18.04272293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24.274509803922" calcext:value-type="float">
            <text:p>124.2745098039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700.980392156863" calcext:value-type="float">
            <text:p>700.98039215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3.0982112234802" calcext:value-type="float">
            <text:p>13.0982112235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6.3700827072784" calcext:value-type="float">
            <text:p>16.370082707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1.85112615379225" calcext:value-type="float">
            <text:p>1.8511261538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2.52508708083104" calcext:value-type="float">
            <text:p>2.525087080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26.510844065032" calcext:value-type="float">
            <text:p>126.510844065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701.109867349257" calcext:value-type="float">
            <text:p>701.10986734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10.61353404442" calcext:value-type="float">
            <text:p>110.6135340444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7.964759516415" calcext:value-type="float">
            <text:p>687.96475951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765678140180383" calcext:value-type="float">
            <text:p>0.7656781402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52023436544217" calcext:value-type="float">
            <text:p>0.52023436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1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1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08:27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25.36815920398" calcext:value-type="float">
            <text:p>125.368159204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90.10447761194" calcext:value-type="float">
            <text:p>690.10447761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4.2223818212522" calcext:value-type="float">
            <text:p>24.2223818213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20.2833436555896" calcext:value-type="float">
            <text:p>20.28334365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12.549019607843" calcext:value-type="float">
            <text:p>112.5490196078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685.78431372549" calcext:value-type="float">
            <text:p>685.78431372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21.9155777706089" calcext:value-type="float">
            <text:p>21.9155777706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8.4903366388935" calcext:value-type="float">
            <text:p>18.490336638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3.74220033533303" calcext:value-type="float">
            <text:p>-3.7422003353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-1.50607179556617" calcext:value-type="float">
            <text:p>-1.506071795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34.19182241256" calcext:value-type="float">
            <text:p>134.1918224126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7.493238737148" calcext:value-type="float">
            <text:p>697.49323873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16.5444959954" calcext:value-type="float">
            <text:p>116.5444959954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2.715716486732" calcext:value-type="float">
            <text:p>682.71571648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121732232598477" calcext:value-type="float">
            <text:p>0.1217322326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857613428923042" calcext:value-type="float">
            <text:p>0.85761342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1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1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09:30.3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17.258706467662" calcext:value-type="float">
            <text:p>117.2587064677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88.208955223881" calcext:value-type="float">
            <text:p>688.20895522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3.9284921446883" calcext:value-type="float">
            <text:p>23.9284921447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9.8863299631427" calcext:value-type="float">
            <text:p>19.886329963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36.156862745098" calcext:value-type="float">
            <text:p>136.1568627451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693.254901960784" calcext:value-type="float">
            <text:p>693.25490196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5.5991955549248" calcext:value-type="float">
            <text:p>15.5991955549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21.541442047602" calcext:value-type="float">
            <text:p>21.541442047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5.58456185826339" calcext:value-type="float">
            <text:p>5.5845618583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1.7942089675587" calcext:value-type="float">
            <text:p>1.794208967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25.975312346141" calcext:value-type="float">
            <text:p>125.9753123461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5.453093283645" calcext:value-type="float">
            <text:p>695.45309328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08.542100589183" calcext:value-type="float">
            <text:p>108.5421005892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0.964817164117" calcext:value-type="float">
            <text:p>680.964817164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00131169969973262" calcext:value-type="float">
            <text:p>0.0013116997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78277492277557" calcext:value-type="float">
            <text:p>0.78277492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3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3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10:10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38.635910224439" calcext:value-type="float">
            <text:p>138.6359102244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91.14463840399" calcext:value-type="float">
            <text:p>691.1446384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8.442128598183" calcext:value-type="float">
            <text:p>18.4421285982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9.0341542347282" calcext:value-type="float">
            <text:p>19.034154234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32.485148514852" calcext:value-type="float">
            <text:p>132.4851485149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688.960396039604" calcext:value-type="float">
            <text:p>688.96039603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5.3835066622576" calcext:value-type="float">
            <text:p>15.3835066623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9.9764465268872" calcext:value-type="float">
            <text:p>19.976446526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3.33516908140039" calcext:value-type="float">
            <text:p>-3.3351690814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-1.1475384392971" calcext:value-type="float">
            <text:p>-1.147538439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43.386287750741" calcext:value-type="float">
            <text:p>143.3862877507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6.047511628598" calcext:value-type="float">
            <text:p>696.04751162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33.885532698137" calcext:value-type="float">
            <text:p>133.8855326981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6.241765179382" calcext:value-type="float">
            <text:p>686.241765179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22382466241827" calcext:value-type="float">
            <text:p>0.2238246624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923297630424234" calcext:value-type="float">
            <text:p>0.92329763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10.0000012562812" calcext:value-type="float">
            <text:p>10.0000012563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10.0000012562812" calcext:value-type="float">
            <text:p>10.00000125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10.0000012562812" calcext:value-type="float">
            <text:p>-10.0000012563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10.0000012562812" calcext:value-type="float">
            <text:p>-10.0000012563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13:30.3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outh X Population</text:p>
          </table:table-cell>
          <table:table-cell table:number-columns-repeated="2"/>
          <table:table-cell office:value-type="string" calcext:value-type="string">
            <text:p>Sou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-80.5820895522388" calcext:value-type="float">
            <text:p>-80.5820895522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718.875621890547" calcext:value-type="float">
            <text:p>718.87562189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7.1147444506759" calcext:value-type="float">
            <text:p>17.1147444507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9.3847737344628" calcext:value-type="float">
            <text:p>19.384773734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-67.9411764705882" calcext:value-type="float">
            <text:p>-67.9411764706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719.058823529412" calcext:value-type="float">
            <text:p>719.05882352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0.2399448527927" calcext:value-type="float">
            <text:p>10.2399448528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8.9993807948637" calcext:value-type="float">
            <text:p>18.999380794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5.22267532897453" calcext:value-type="float">
            <text:p>5.222675329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0.0668272547002525" calcext:value-type="float">
            <text:p>0.066827254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-74.3475771063496" calcext:value-type="float">
            <text:p>-74.3475771063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725.937054414799" calcext:value-type="float">
            <text:p>725.93705441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-86.816601998128" calcext:value-type="float">
            <text:p>-86.8166019981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711.814189366296" calcext:value-type="float">
            <text:p>711.814189366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0040623168413416" calcext:value-type="float">
            <text:p>0.0040623168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989833439577126" calcext:value-type="float">
            <text:p>0.98983343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20:25:25.1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East X Population</text:p>
          </table:table-cell>
          <table:table-cell table:number-columns-repeated="2"/>
          <table:table-cell office:value-type="string" calcext:value-type="string">
            <text:p>East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23.776119402985" calcext:value-type="float">
            <text:p>123.776119403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901.44776119403" calcext:value-type="float">
            <text:p>901.4477611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1.9905576751858" calcext:value-type="float">
            <text:p>21.9905576752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20.2424926198007" calcext:value-type="float">
            <text:p>20.242492619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24.588235294118" calcext:value-type="float">
            <text:p>124.5882352941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905.490196078431" calcext:value-type="float">
            <text:p>905.49019607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24.9135918490997" calcext:value-type="float">
            <text:p>24.9135918491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20.4248599006403" calcext:value-type="float">
            <text:p>20.42485990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0.261136012197399" calcext:value-type="float">
            <text:p>0.2611360122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1.41209542369746" calcext:value-type="float">
            <text:p>1.412095423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31.786779796607" calcext:value-type="float">
            <text:p>131.7867797966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908.821641215299" calcext:value-type="float">
            <text:p>908.82164121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15.765459009363" calcext:value-type="float">
            <text:p>115.7654590094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894.073881172761" calcext:value-type="float">
            <text:p>894.07388117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987407910445818" calcext:value-type="float">
            <text:p>0.9874079104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877700735630659" calcext:value-type="float">
            <text:p>0.87770073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28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28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4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6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20:26:27.6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2.3291in"/>
    </style:style>
    <style:style style:name="co6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est X Population</text:p>
          </table:table-cell>
          <table:table-cell table:number-columns-repeated="2"/>
          <table:table-cell office:value-type="string" calcext:value-type="string">
            <text:p>West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08.940298507463" calcext:value-type="float">
            <text:p>108.9402985075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480.676616915423" calcext:value-type="float">
            <text:p>480.67661691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2.9444201912022" calcext:value-type="float">
            <text:p>22.9444201912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21.2607596406505" calcext:value-type="float">
            <text:p>21.26075964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91.9411764705882" calcext:value-type="float">
            <text:p>91.9411764706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491.21568627451" calcext:value-type="float">
            <text:p>491.21568627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9.6299890623565" calcext:value-type="float">
            <text:p>19.6299890624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8.6861592902235" calcext:value-type="float">
            <text:p>18.686159290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5.23883121313341" calcext:value-type="float">
            <text:p>-5.2388312131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3.5051651667973" calcext:value-type="float">
            <text:p>3.505165166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17.298429337755" calcext:value-type="float">
            <text:p>117.2984293378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488.421428470787" calcext:value-type="float">
            <text:p>488.42142847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00.582167677171" calcext:value-type="float">
            <text:p>100.5821676772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472.931805360059" calcext:value-type="float">
            <text:p>472.93180536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00387234873118192" calcext:value-type="float">
            <text:p>0.0038723487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176357526828392" calcext:value-type="float">
            <text:p>0.17635752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4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6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4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6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2:08:42.3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598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2" table:default-cell-style-name="ce1"/>
        <table:table-column table:style-name="co5" table:default-cell-style-name="ce1"/>
        <table:table-row table:style-name="ro1" table:number-rows-repeated="2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298.218905472637" calcext:value-type="float">
            <text:p>298.2189054726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44.905472636816" calcext:value-type="float">
            <text:p>644.90547263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7.3433514868384" calcext:value-type="float">
            <text:p>17.3433514868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6.36443398115633" calcext:value-type="float">
            <text:p>6.364433981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310.490196078431" calcext:value-type="float">
            <text:p>310.4901960784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648.058823529412" calcext:value-type="float">
            <text:p>648.05882352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6.8989615645691" calcext:value-type="float">
            <text:p>16.8989615646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3.71166682074715" calcext:value-type="float">
            <text:p>3.71166682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5.00313495223379" calcext:value-type="float">
            <text:p>5.0031349522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3.50346284715525" calcext:value-type="float">
            <text:p>3.503462847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304.536694266372" calcext:value-type="float">
            <text:p>304.5366942664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47.22389129512" calcext:value-type="float">
            <text:p>647.22389129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291.901116678902" calcext:value-type="float">
            <text:p>291.9011166789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42.587053978511" calcext:value-type="float">
            <text:p>642.587053978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00760571726603511" calcext:value-type="float">
            <text:p>0.0076057173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176798845227658" calcext:value-type="float">
            <text:p>0.17679884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1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11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1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1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4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2:02:59.2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4563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outh X Population</text:p>
          </table:table-cell>
          <table:table-cell table:number-columns-repeated="2"/>
          <table:table-cell office:value-type="string" calcext:value-type="string">
            <text:p>Sou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-64.1691542288557" calcext:value-type="float">
            <text:p>-64.1691542289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92.840796019901" calcext:value-type="float">
            <text:p>692.84079601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1.1494974829449" calcext:value-type="float">
            <text:p>21.1494974829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1.1033565809256" calcext:value-type="float">
            <text:p>11.10335658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-56.4705882352941" calcext:value-type="float">
            <text:p>-56.4705882353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700.529411764706" calcext:value-type="float">
            <text:p>700.52941176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2.8146056375941" calcext:value-type="float">
            <text:p>12.8146056376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4.72589860736123" calcext:value-type="float">
            <text:p>4.72589860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2.57391846962293" calcext:value-type="float">
            <text:p>2.5739184696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4.89642234892187" calcext:value-type="float">
            <text:p>4.896422348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-56.4648729489494" calcext:value-type="float">
            <text:p>-56.4648729489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6.885496482384" calcext:value-type="float">
            <text:p>696.88549648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-71.873435508762" calcext:value-type="float">
            <text:p>-71.8734355088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8.796095557418" calcext:value-type="float">
            <text:p>688.79609555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500762181561496" calcext:value-type="float">
            <text:p>0.5007621816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010154408949232" calcext:value-type="float">
            <text:p>0.01015440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1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1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4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2:09:27.7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2" table:default-cell-style-name="ce1"/>
        <table:table-column table:style-name="co4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East X Population</text:p>
          </table:table-cell>
          <table:table-cell table:number-columns-repeated="2"/>
          <table:table-cell office:value-type="string" calcext:value-type="string">
            <text:p>East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46.278606965174" calcext:value-type="float">
            <text:p>146.2786069652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864.905472636816" calcext:value-type="float">
            <text:p>864.90547263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6.9508698906502" calcext:value-type="float">
            <text:p>16.9508698907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12.7982819120575" calcext:value-type="float">
            <text:p>12.79828191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52.21568627451" calcext:value-type="float">
            <text:p>152.2156862745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867.627450980392" calcext:value-type="float">
            <text:p>867.62745098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0.1888443417106" calcext:value-type="float">
            <text:p>10.1888443417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5.41464969989278" calcext:value-type="float">
            <text:p>5.41464969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2.47665698996927" calcext:value-type="float">
            <text:p>2.47665699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1.50389666223266" calcext:value-type="float">
            <text:p>1.503896662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52.453423633134" calcext:value-type="float">
            <text:p>152.4534236331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869.567595877784" calcext:value-type="float">
            <text:p>869.56759587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40.103790297214" calcext:value-type="float">
            <text:p>140.1037902972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860.243349395848" calcext:value-type="float">
            <text:p>860.243349395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539499053436351" calcext:value-type="float">
            <text:p>0.5394990534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858102311669407" calcext:value-type="float">
            <text:p>0.85810231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2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2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2:05:28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2" table:default-cell-style-name="ce1"/>
        <table:table-column table:style-name="co4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est X Population</text:p>
          </table:table-cell>
          <table:table-cell table:number-columns-repeated="2"/>
          <table:table-cell office:value-type="string" calcext:value-type="string">
            <text:p>West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28.134328358209" calcext:value-type="float">
            <text:p>128.1343283582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480.781094527363" calcext:value-type="float">
            <text:p>480.78109452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19.5173478134618" calcext:value-type="float">
            <text:p>19.5173478135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4.9961826223648" calcext:value-type="float">
            <text:p>4.996182622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32.352941176471" calcext:value-type="float">
            <text:p>132.3529411765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476.392156862745" calcext:value-type="float">
            <text:p>476.39215686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20.8449740027775" calcext:value-type="float">
            <text:p>20.8449740028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6.59417449381664" calcext:value-type="float">
            <text:p>6.59417449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1.5283888771691" calcext:value-type="float">
            <text:p>1.5283888772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-6.21163760300557" calcext:value-type="float">
            <text:p>-6.21163760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35.244054606501" calcext:value-type="float">
            <text:p>135.2440546065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482.601090311164" calcext:value-type="float">
            <text:p>482.60109031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21.024602109917" calcext:value-type="float">
            <text:p>121.0246021099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478.961098743562" calcext:value-type="float">
            <text:p>478.961098743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852531468394369" calcext:value-type="float">
            <text:p>0.8525314684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000138555177765287" calcext:value-type="float">
            <text:p>0.00013855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4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4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4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5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4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5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2:06:28.8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ce1"/>
        <table:table-column table:style-name="co5" table:default-cell-style-name="ce1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rth X Population</text:p>
          </table:table-cell>
          <table:table-cell table:number-columns-repeated="2"/>
          <table:table-cell office:value-type="string" calcext:value-type="string">
            <text:p>North Y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=</text:p>
          </table:table-cell>
          <table:table-cell office:value-type="float" office:value="114.174129353234" calcext:value-type="float">
            <text:p>114.1741293532</text:p>
          </table:table-cell>
          <table:table-cell/>
          <table:table-cell office:value-type="string" calcext:value-type="string">
            <text:p>mu=</text:p>
          </table:table-cell>
          <table:table-cell office:value-type="float" office:value="690.681592039801" calcext:value-type="float">
            <text:p>690.68159203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d. Dev=</text:p>
          </table:table-cell>
          <table:table-cell office:value-type="float" office:value="20.6330930149404" calcext:value-type="float">
            <text:p>20.6330930149</text:p>
          </table:table-cell>
          <table:table-cell/>
          <table:table-cell office:value-type="string" calcext:value-type="string">
            <text:p>std. Dev=</text:p>
          </table:table-cell>
          <table:table-cell office:value-type="float" office:value="20.4599146980806" calcext:value-type="float">
            <text:p>20.45991469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ample Population</text:p>
          </table:table-cell>
          <table:table-cell table:number-columns-repeated="2"/>
          <table:table-cell office:value-type="string" calcext:value-type="string">
            <text:p>Sample Populatio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=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mean, xbar=</text:p>
          </table:table-cell>
          <table:table-cell office:value-type="float" office:value="104.490196078431" calcext:value-type="float">
            <text:p>104.4901960784</text:p>
          </table:table-cell>
          <table:table-cell/>
          <table:table-cell office:value-type="string" calcext:value-type="string">
            <text:p>sample mean, xbar=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mple std. Dev.</text:p>
          </table:table-cell>
          <table:table-cell office:value-type="float" office:value="16.2349900511452" calcext:value-type="float">
            <text:p>16.2349900511</text:p>
          </table:table-cell>
          <table:table-cell/>
          <table:table-cell office:value-type="string" calcext:value-type="string">
            <text:p>sample std. Dev.</text:p>
          </table:table-cell>
          <table:table-cell office:value-type="float" office:value="17.0692706346815" calcext:value-type="float">
            <text:p>17.069270634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= (xbar – mu)/(sigma/sqrt(n))</text:p>
          </table:table-cell>
          <table:table-cell table:formula="of:=([.F10] - [.F5])/([.F6]/SQRT([.F9]))" office:value-type="float" office:value="-3.31873407550333" calcext:value-type="float">
            <text:p>-3.3187340755</text:p>
          </table:table-cell>
          <table:table-cell/>
          <table:table-cell office:value-type="string" calcext:value-type="string">
            <text:p>z= (xbar – mu)/(sigma/sqrt(n))</text:p>
          </table:table-cell>
          <table:table-cell table:formula="of:=([.I10] - [.I5])/([.I6]/SQRT([.I9]))" office:value-type="float" office:value="-0.581168177912368" calcext:value-type="float">
            <text:p>-0.581168177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j. Reg. (z &gt;=za/2 or z &lt;=-za/2)</text:p>
          </table:table-cell>
          <table:table-cell table:formula="of:=-LEGACY.NORMSINV([.F16]/2)" office:value-type="float" office:value="2.5758293035489" calcext:value-type="float">
            <text:p>2.5758293035</text:p>
          </table:table-cell>
          <table:table-cell/>
          <table:table-cell office:value-type="string" calcext:value-type="string">
            <text:p>Rej. Reg. (z &gt;=za/2 or z &lt;=-za/2)</text:p>
          </table:table-cell>
          <table:table-cell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pper xbar=(mu + (s/sqr(n))z(a/2)</text:p>
          </table:table-cell>
          <table:table-cell table:formula="of:=[.F5]+[.F17]*([.F6]/SQRT([.F9]))" office:value-type="float" office:value="121.69029622149" calcext:value-type="float">
            <text:p>121.6902962215</text:p>
          </table:table-cell>
          <table:table-cell/>
          <table:table-cell office:value-type="string" calcext:value-type="string">
            <text:p>Upper xbar=(mu + (s/sqr(n))z(a/2)</text:p>
          </table:table-cell>
          <table:table-cell table:formula="of:=[.I5]+[.I17]*([.I6]/SQRT([.I9]))" office:value-type="float" office:value="698.134673982954" calcext:value-type="float">
            <text:p>698.1346739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ower xbar=(mu + (s/sqr(n))(-z(a/2))</text:p>
          </table:table-cell>
          <table:table-cell table:formula="of:=[.F5]+-[.F17]*([.F6]/SQRT([.F9]))" office:value-type="float" office:value="106.657962484978" calcext:value-type="float">
            <text:p>106.657962485</text:p>
          </table:table-cell>
          <table:table-cell/>
          <table:table-cell office:value-type="string" calcext:value-type="string">
            <text:p>Lower xbar=(mu + (s/sqr(n))(-z(a/2))</text:p>
          </table:table-cell>
          <table:table-cell table:formula="of:=[.I5]+-[.I17]*([.I6]/SQRT([.I9]))" office:value-type="float" office:value="683.228510096648" calcext:value-type="float">
            <text:p>683.22851009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(xbar)=</text:p>
          </table:table-cell>
          <table:table-cell table:formula="of:=LEGACY.NORMSDIST([.F17]+([.F5]-[.F10])/([.F6]/SQRT([.F9]))) - LEGACY.NORMSDIST(-[.F17] + ([.F5] - [.F10])/([.F6]/SQRT([.F9])))" office:value-type="float" office:value="0.228769666328613" calcext:value-type="float">
            <text:p>0.2287696663</text:p>
          </table:table-cell>
          <table:table-cell/>
          <table:table-cell office:value-type="string" calcext:value-type="string">
            <text:p>B(xbar)=</text:p>
          </table:table-cell>
          <table:table-cell table:formula="of:=LEGACY.NORMSDIST([.I17]+([.I5]-[.I10])/([.I6]/SQRT([.I9]))) - LEGACY.NORMSDIST(-[.I17] + ([.I5] - [.I10])/([.I6]/SQRT([.I9])))" office:value-type="float" office:value="0.976163060401842" calcext:value-type="float">
            <text:p>0.97616306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lower xbar)=</text:p>
          </table:table-cell>
          <table:table-cell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lower xbar)=</text:p>
          </table:table-cell>
          <table:table-cell table:formula="of:=LEGACY.NORMSDIST([.I17]+([.I5]-[.I19])/([.I6]/SQRT([.I9]))) - LEGACY.NORMSDIST(-[.I17] + ([.I5] - [.I19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(upper xbar)=</text:p>
          </table:table-cell>
          <table:table-cell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office:value-type="string" calcext:value-type="string">
            <text:p>B(upper xbar)=</text:p>
          </table:table-cell>
          <table:table-cell table:formula="of:=LEGACY.NORMSDIST([.I17]+([.I5]-[.I18])/([.I6]/SQRT([.I9]))) - LEGACY.NORMSDIST(-[.I17] + ([.I5] - [.I18])/([.I6]/SQRT([.I9])))" office:value-type="float" office:value="0.499999870903635" calcext:value-type="float">
            <text:p>0.49999987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n(lower xbar)=</text:p>
          </table:table-cell>
          <table:table-cell table:formula="of:=(([.F6]*([.F17]+(-LEGACY.NORMSINV([.F22]))))/([.F5]-[.F19]))" office:value-type="float" office:value="7.07106870019045" calcext:value-type="float">
            <text:p>7.0710687002</text:p>
          </table:table-cell>
          <table:table-cell/>
          <table:table-cell office:value-type="string" calcext:value-type="string">
            <text:p>n(lower xbar)=</text:p>
          </table:table-cell>
          <table:table-cell table:formula="of:=(([.I6]*([.I17]+(-LEGACY.NORMSINV([.I22]))))/([.I5]-[.I19]))" office:value-type="float" office:value="7.07106870019043" calcext:value-type="float">
            <text:p>7.0710687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(upper xbar)=</text:p>
          </table:table-cell>
          <table:table-cell table:formula="of:=(([.F6]*([.F17]+(-LEGACY.NORMSINV([.F23]))))/([.F5]-[.F18]))" office:value-type="float" office:value="-7.07106870019045" calcext:value-type="float">
            <text:p>-7.0710687002</text:p>
          </table:table-cell>
          <table:table-cell/>
          <table:table-cell office:value-type="string" calcext:value-type="string">
            <text:p>n(upper xbar)=</text:p>
          </table:table-cell>
          <table:table-cell table:formula="of:=(([.I6]*([.I17]+(-LEGACY.NORMSINV([.I23]))))/([.I5]-[.I18]))" office:value-type="float" office:value="-7.07106870019043" calcext:value-type="float">
            <text:p>-7.071068700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6:07:48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